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2ce18f"/>
    </style:style>
    <style:style style:name="P3" style:family="paragraph" style:parent-style-name="Text_20_body">
      <style:paragraph-properties fo:text-align="justify" style:justify-single-word="false"/>
      <style:text-properties officeooo:paragraph-rsid="002f0333"/>
    </style:style>
    <style:style style:name="P4" style:family="paragraph" style:parent-style-name="Text_20_body">
      <style:paragraph-properties fo:text-align="justify" style:justify-single-word="false"/>
      <style:text-properties officeooo:paragraph-rsid="002fd1f9"/>
    </style:style>
    <style:style style:name="P5" style:family="paragraph" style:parent-style-name="Text_20_body">
      <style:paragraph-properties fo:text-align="justify" style:justify-single-word="false"/>
      <style:text-properties officeooo:paragraph-rsid="0032aedb"/>
    </style:style>
    <style:style style:name="P6" style:family="paragraph" style:parent-style-name="Text_20_body">
      <style:paragraph-properties fo:text-align="justify" style:justify-single-word="false"/>
      <style:text-properties officeooo:paragraph-rsid="003496ac"/>
    </style:style>
    <style:style style:name="P7" style:family="paragraph" style:parent-style-name="Text_20_body">
      <style:paragraph-properties fo:text-align="justify" style:justify-single-word="false"/>
      <style:text-properties officeooo:paragraph-rsid="00360978"/>
    </style:style>
    <style:style style:name="P8" style:family="paragraph" style:parent-style-name="Text_20_body">
      <style:paragraph-properties fo:text-align="justify" style:justify-single-word="false"/>
      <style:text-properties fo:language="en" fo:country="US" officeooo:rsid="002fd1f9" officeooo:paragraph-rsid="002fd1f9"/>
    </style:style>
    <style:style style:name="P9" style:family="paragraph" style:parent-style-name="Text_20_body">
      <style:paragraph-properties fo:text-align="justify" style:justify-single-word="false"/>
      <style:text-properties fo:language="en" fo:country="US" officeooo:rsid="002fd1f9" officeooo:paragraph-rsid="003496ac"/>
    </style:style>
    <style:style style:name="P10" style:family="paragraph" style:parent-style-name="Text_20_body">
      <style:paragraph-properties fo:text-align="justify" style:justify-single-word="false"/>
      <style:text-properties fo:language="en" fo:country="US" officeooo:rsid="00360978" officeooo:paragraph-rsid="00360978"/>
    </style:style>
    <style:style style:name="P11" style:family="paragraph" style:parent-style-name="Text_20_body">
      <style:paragraph-properties fo:text-align="justify" style:justify-single-word="false"/>
      <style:text-properties fo:language="en" fo:country="US" officeooo:rsid="00382cb3" officeooo:paragraph-rsid="00382cb3"/>
    </style:style>
    <style:style style:name="P12" style:family="paragraph" style:parent-style-name="Text_20_body">
      <style:paragraph-properties fo:text-align="justify" style:justify-single-word="false"/>
      <style:text-properties fo:language="en" fo:country="US" officeooo:rsid="003c2671" officeooo:paragraph-rsid="003c2671"/>
    </style:style>
    <style:style style:name="P13" style:family="paragraph" style:parent-style-name="Text_20_body">
      <style:paragraph-properties fo:text-align="justify" style:justify-single-word="false"/>
      <style:text-properties officeooo:rsid="003496ac" officeooo:paragraph-rsid="003496ac"/>
    </style:style>
    <style:style style:name="P14" style:family="paragraph" style:parent-style-name="Text_20_body">
      <style:paragraph-properties fo:text-align="justify" style:justify-single-word="false"/>
      <style:text-properties officeooo:rsid="0039f204" officeooo:paragraph-rsid="0039f204"/>
    </style:style>
    <style:style style:name="P15" style:family="paragraph" style:parent-style-name="Text_20_body">
      <style:paragraph-properties fo:text-align="justify" style:justify-single-word="false"/>
      <style:text-properties fo:language="el" fo:country="GR" officeooo:rsid="00310573" officeooo:paragraph-rsid="002fd1f9"/>
    </style:style>
    <style:style style:name="P16" style:family="paragraph" style:parent-style-name="Text_20_body">
      <style:paragraph-properties fo:text-align="justify" style:justify-single-word="false"/>
      <style:text-properties fo:language="el" fo:country="GR" officeooo:rsid="003bb365" officeooo:paragraph-rsid="003b419f"/>
    </style:style>
    <style:style style:name="P17" style:family="paragraph" style:parent-style-name="Text_20_body">
      <style:paragraph-properties fo:text-align="justify" style:justify-single-word="false"/>
      <style:text-properties fo:language="el" fo:country="GR" officeooo:rsid="003bb365" officeooo:paragraph-rsid="003c2671"/>
    </style:style>
    <style:style style:name="P18" style:family="paragraph" style:parent-style-name="Text_20_body">
      <style:paragraph-properties fo:text-align="justify" style:justify-single-word="false"/>
      <style:text-properties fo:language="el" fo:country="GR" officeooo:rsid="003c2671" officeooo:paragraph-rsid="003c2671"/>
    </style:style>
    <style:style style:name="P19" style:family="paragraph" style:parent-style-name="Text_20_body">
      <style:paragraph-properties fo:text-align="justify" style:justify-single-word="false"/>
      <style:text-properties fo:language="en" fo:country="US" officeooo:rsid="003ce909" officeooo:paragraph-rsid="003ce909"/>
    </style:style>
    <style:style style:name="T1" style:family="text">
      <style:text-properties officeooo:rsid="001cea44"/>
    </style:style>
    <style:style style:name="T2" style:family="text">
      <style:text-properties fo:language="en" fo:country="US"/>
    </style:style>
    <style:style style:name="T3" style:family="text">
      <style:text-properties fo:language="en" fo:country="US" officeooo:rsid="00236b6e"/>
    </style:style>
    <style:style style:name="T4" style:family="text">
      <style:text-properties fo:language="en" fo:country="US" officeooo:rsid="00286e7b"/>
    </style:style>
    <style:style style:name="T5" style:family="text">
      <style:text-properties fo:language="en" fo:country="US" officeooo:rsid="002a5755"/>
    </style:style>
    <style:style style:name="T6" style:family="text">
      <style:text-properties fo:language="en" fo:country="US" officeooo:rsid="002c03e9"/>
    </style:style>
    <style:style style:name="T7" style:family="text">
      <style:text-properties fo:language="en" fo:country="US" officeooo:rsid="002fd1f9"/>
    </style:style>
    <style:style style:name="T8" style:family="text">
      <style:text-properties fo:language="en" fo:country="US" officeooo:rsid="003496ac"/>
    </style:style>
    <style:style style:name="T9" style:family="text">
      <style:text-properties fo:language="en" fo:country="US" officeooo:rsid="00360978"/>
    </style:style>
    <style:style style:name="T10" style:family="text">
      <style:text-properties officeooo:rsid="001fae5f"/>
    </style:style>
    <style:style style:name="T11" style:family="text">
      <style:text-properties fo:language="el" fo:country="GR"/>
    </style:style>
    <style:style style:name="T12" style:family="text">
      <style:text-properties fo:language="el" fo:country="GR" officeooo:rsid="001fae5f"/>
    </style:style>
    <style:style style:name="T13" style:family="text">
      <style:text-properties fo:language="el" fo:country="GR" officeooo:rsid="001cea44"/>
    </style:style>
    <style:style style:name="T14" style:family="text">
      <style:text-properties fo:language="el" fo:country="GR" officeooo:rsid="00236b6e"/>
    </style:style>
    <style:style style:name="T15" style:family="text">
      <style:text-properties fo:language="el" fo:country="GR" officeooo:rsid="00254131"/>
    </style:style>
    <style:style style:name="T16" style:family="text">
      <style:text-properties fo:language="el" fo:country="GR" officeooo:rsid="00286e7b"/>
    </style:style>
    <style:style style:name="T17" style:family="text">
      <style:text-properties fo:language="el" fo:country="GR" officeooo:rsid="002a5755"/>
    </style:style>
    <style:style style:name="T18" style:family="text">
      <style:text-properties fo:language="el" fo:country="GR" officeooo:rsid="002c03e9"/>
    </style:style>
    <style:style style:name="T19" style:family="text">
      <style:text-properties fo:language="el" fo:country="GR" officeooo:rsid="002ce18f"/>
    </style:style>
    <style:style style:name="T20" style:family="text">
      <style:text-properties fo:language="el" fo:country="GR" officeooo:rsid="00310573"/>
    </style:style>
    <style:style style:name="T21" style:family="text">
      <style:text-properties fo:language="el" fo:country="GR" officeooo:rsid="002fd1f9"/>
    </style:style>
    <style:style style:name="T22" style:family="text">
      <style:text-properties fo:language="el" fo:country="GR" officeooo:rsid="0032aedb"/>
    </style:style>
    <style:style style:name="T23" style:family="text">
      <style:text-properties fo:language="el" fo:country="GR" officeooo:rsid="003496ac"/>
    </style:style>
    <style:style style:name="T24" style:family="text">
      <style:text-properties fo:language="el" fo:country="GR" officeooo:rsid="00360978"/>
    </style:style>
    <style:style style:name="T25" style:family="text">
      <style:text-properties fo:language="el" fo:country="GR" officeooo:rsid="00363ca6"/>
    </style:style>
    <style:style style:name="T26" style:family="text">
      <style:text-properties fo:language="el" fo:country="GR" officeooo:rsid="0038e66d"/>
    </style:style>
    <style:style style:name="T27" style:family="text">
      <style:text-properties fo:language="el" fo:country="GR" officeooo:rsid="003bb365"/>
    </style:style>
    <style:style style:name="T28" style:family="text">
      <style:text-properties officeooo:rsid="00286e7b"/>
    </style:style>
    <style:style style:name="T29" style:family="text">
      <style:text-properties officeooo:rsid="002ce18f"/>
    </style:style>
    <style:style style:name="T30" style:family="text">
      <style:text-properties officeooo:rsid="003105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η Σειρά Θεωρητικών Ασκήσεων </text:p>
      <text:p text:style-name="P1"/>
      <text:p text:style-name="P1">ΜΑΝΩΛΗΣ ΠΕΤΡΑΚΟΣ</text:p>
      <text:p text:style-name="P1">ΑΜ 2014030009</text:p>
      <text:p text:style-name="P1"/>
      <text:p text:style-name="P1"/>
      <text:p text:style-name="P1"><text:span text:style-name="T10">Άσκηση </text:span>1)</text:p>
      <text:p text:style-name="P1"><text:span text:style-name="T1">a) </text:span>Breadth-First Search</text:p>
      <text:p text:style-name="P1"/>
      <text:p text:style-name="P1"><text:span text:style-name="T1">b) </text:span>Depth-First Search</text:p>
      <text:p text:style-name="P1"/>
      <text:p text:style-name="P1"><text:span text:style-name="T1">c) </text:span>Iterative Deepening Search</text:p>
      <text:p text:style-name="P1"/>
      <text:p text:style-name="P1"><text:span text:style-name="T1">d) </text:span>Uniform-Cost Search</text:p>
      <text:p text:style-name="P1"/>
      <text:p text:style-name="P1"/>
      <text:p text:style-name="P1"><text:span text:style-name="T12">Άσκηση </text:span><text:span text:style-name="T13">2)</text:span></text:p>
      <text:p text:style-name="P1"/>
      <text:p text:style-name="P1">Το μέτρο απόδοσης (<text:span text:style-name="T2">performance measure) </text:span>δείχνει αντικειμενικά πόσο επιτυχής είναι ο πράκτορας και χρησιμοποιείται από κάποιον τρίτο, τυπικά από τον σχεδιαστή του.</text:p>
      <text:p text:style-name="P1"><text:span text:style-name="T3">To </text:span><text:span text:style-name="T2">Utility function</text:span> <text:span text:style-name="T14">αντιστοιχεί αριθμητική τιμή σε καταστάσεις ή ακολουθίες καταστάσεων και χρησιμοποιείται από τον πράκτορα </text:span><text:span text:style-name="T15">για να παίρνει λογικές αποφάσεις όταν οι στόχοι είναι ανεπαρκείς.</text:span></text:p>
      <text:p text:style-name="P1"/>
      <text:p text:style-name="P1"/>
      <text:p text:style-name="P1"><text:span text:style-name="T13">Ά</text:span><text:span text:style-name="T11">σκηση 3)</text:span></text:p>
      <text:p text:style-name="P1"/>
      <text:p text:style-name="P1"/>
      <text:p text:style-name="P1"/>
      <text:p text:style-name="P1"/>
      <text:p text:style-name="P1"/>
      <text:p text:style-name="P1"/>
      <text:p text:style-name="P1"/>
      <text:p text:style-name="P1"><text:soft-page-break/><text:span text:style-name="T1">Ά</text:span>σκηση <text:span text:style-name="T4">4</text:span>)</text:p>
      <text:p text:style-name="P1"/>
      <text:p text:style-name="P1"><text:span text:style-name="T16">Ο </text:span><text:span text:style-name="T2">GRAPH-SEARCH</text:span> <text:span text:style-name="T28">αλγόριθμος, εάν βρει δύο μονοπάτια προς την ίδια κατάσταση, απορρίπτει το νεότερο. Αν αυτό είναι μικρότερο, ο αλγόριθμος θα χάσει την βέλτιστη λύση. Η μέθοδ</text:span><text:span text:style-name="T18">ος</text:span><text:span text:style-name="T28"> αναζήτησης </text:span><text:span text:style-name="T6">u</text:span><text:span text:style-name="T5">niform-cost </text:span><text:span text:style-name="T17">επεκτείνε</text:span><text:span text:style-name="T18">ι</text:span><text:span text:style-name="T17"> τους κόμβους βάση κόστους, </text:span><text:span text:style-name="T19">τ</text:span><text:span text:style-name="T17">ο νεότερο μονοπάτι είναι πάντα ακριβότερο και δεν χάνεται η βέλτιστη λύση. Η </text:span><text:span text:style-name="T5">breadth-first </text:span><text:span text:style-name="T18">αναζήτηση ισούται με την </text:span><text:span text:style-name="T6">uniform-cost </text:span><text:span text:style-name="T18">όταν το κόστος του βήματος είναι σταθερό.</text:span></text:p>
      <text:p text:style-name="P2"><text:span text:style-name="T29">Αν υπάρχουν δύο μονοπάτια προς τον στόχο, ένα μήκους 1 και κόστους 2 και ένα μήκους 2 και κόστους 1 η </text:span><text:span text:style-name="T2">iterative deepening</text:span> <text:span text:style-name="T29">αναζήτηση θα προτιμήσει το πρώτο, καθώς η επέκταση γίνεται βάση μήκους.</text:span></text:p>
      <text:p text:style-name="P1"/>
      <text:p text:style-name="P3"><text:span text:style-name="T1">Ά</text:span>σκηση <text:span text:style-name="T16">5</text:span>)</text:p>
      <text:p text:style-name="P8">a) <text:span text:style-name="T11">Αφού ο χώρος είναι γραμμικός, υπάρχουν άπειρες καταστάσεις και μονοπάτια προς τον στόχο.</text:span></text:p>
      <text:p text:style-name="P4"><text:span text:style-name="T7">b)  </text:span><text:span text:style-name="T21">Το μικρότερο μονοπάτι μεταξύ δυο σημείων είναι μια ευθεία. Αν δεν μπορεί να σχηματιστεί μια ευθεία, τότε το μικρότερο μονοπάτι είναι μ</text:span><text:span text:style-name="T20">ια</text:span><text:span text:style-name="T21"> γραμμή που </text:span><text:span text:style-name="T20">αποτελείται από μικρότερες ευθείες (δεν υπάρχουν σχήματα με καμπύλες) και</text:span><text:span text:style-name="T21"> πλησιάζει περισσότερο σε αυτήν. </text:span><text:span text:style-name="T20">Για να γίνει αυτό πρέπει οι ευθείες να είναι από το αρχικό σημείο σε γωνία, από γωνία σε γωνία και από γωνία στο τελικό σημείο. Υπάρχουν 33 γωνίες, το αρχικό και το τελικό σημείο, άρα σύνολο 35 καταστάσεις.</text:span></text:p>
      <text:p text:style-name="P5"/>
      <text:p text:style-name="P5"><text:span text:style-name="T13">Ά</text:span><text:span text:style-name="T20">σκηση </text:span><text:span text:style-name="T22">6</text:span><text:span text:style-name="T20">)</text:span></text:p>
      <text:p text:style-name="P9"><text:span text:style-name="T30">a</text:span><text:span text:style-name="T20">) </text:span><text:span text:style-name="T23">Τα μονοπάτια που δεν έχουν εξερευνηθεί πλήρως μπορεί να είναι φθηνότερα από το κομμάτι τους που έχει εξερευνηθεί. Τότε είναι άγνωστο αν είναι καλύτερα ή χειρότερα από μια λύση που έχει βρεθεί ήδη.</text:span></text:p>
      <text:p text:style-name="P6"><text:span text:style-name="T8">b) </text:span><text:span text:style-name="T23">Στη περίπτωση των δέντρων, αν γνωρίζουμε το υπολειπόμενο βάθος, μπορούμε να βρούμε ότι το μέγιστο δυνατό αρνητικό κόστος ισούται με βάθος * </text:span><text:span text:style-name="T8">c. </text:span><text:span text:style-name="T23">Αν αυτό δεν μπορεί να κάνει το ανεξερεύνητο μονοπάτι καλύτερο από την ήδη υπάρχουσα λύση, το μονοπάτι δεν χρειάζεται να εξερευνηθεί. Αν δεν είναι γνωστό το βάθος, η σταθερά </text:span><text:span text:style-name="T8">c </text:span><text:span text:style-name="T23">δεν βοηθάει.</text:span></text:p>
      <text:p text:style-name="P13"><text:span text:style-name="T11">Στη περίπτωση των γράφων, μπορεί να υπάρχουν βρόγχοι με αρνητικό κόστος </text:span><text:span text:style-name="T24">όπου θα κάνουν τα μονοπάτια όλο και φθηνότερα. Η σταθερά </text:span><text:span text:style-name="T9">c </text:span><text:span text:style-name="T24">δεν βοηθάει.</text:span></text:p>
      <text:p text:style-name="P10">c) <text:span text:style-name="T11">Η βέλτιστη συμπεριφορά είναι αυτή που ελαχιστοποιεί το κόστος. Ο πράκτορας θα επαναλαμβάνει τον βρόγχο συνέχεια.</text:span></text:p>
      <text:p text:style-name="P7"><text:span text:style-name="T9">d) </text:span><text:span text:style-name="T24">Οι άνθρωποι βαριούνται να οδηγούν συνέχεια από το ίδιο τοπίο. Δηλαδή η αξία της ομορφιάς του μειώνεται κάθε φορά που το επισκέπτονται. Ο πράκτορας, σε κάθε κατάσταση πρέπει να ξέρει ποιες τοποθεσίες έχει επισκεφθεί και πόσες φορές. </text:span><text:span text:style-name="T25">Το κέρδος από κάθε τοπίο μειώνεται αναλογικά με τις φορές που έχει επισκεφθεί.</text:span></text:p>
      <text:p text:style-name="P11">e) <text:span text:style-name="T11">Το σεξ. Η ευχαρίστηση (αρνητικό κόστος) του οργασμού </text:span><text:span text:style-name="T26">προκαλεί</text:span><text:span text:style-name="T11"> τους ανθρώπους να το κάνουν ξανά και ξανά.</text:span></text:p>
      <text:p text:style-name="P15"/>
      <text:p text:style-name="P14"><text:soft-page-break/><text:span text:style-name="T20">Ά</text:span><text:span text:style-name="T11">σκηση 7)</text:span></text:p>
      <text:p text:style-name="P19">Iasi – Sibiu. <text:span text:style-name="T11">Αν ξεκινήσει από το </text:span>Iasi <text:span text:style-name="T11">θα πάει στο </text:span>Neamt <text:span text:style-name="T11">και θα γυρίσει πίσω στην αρχή. Αυτό θα επαναλαμβάνεται επ’ άπειρον. Αν ξεκινήσει από το </text:span>Sibiu <text:span text:style-name="T11">θα πάει μέσω </text:span>Fagaras-Bucharest-<text:span text:style-name="T11">κτλ</text:span>, <text:span text:style-name="T11">ενώ μέσο </text:span>Rimnicu-Pitesti-Bucharest-<text:span text:style-name="T11">κτλ</text:span> <text:span text:style-name="T11">η διαδρομή είναι μικρότερη.</text:span></text:p>
      <text:p text:style-name="P16"/>
      <text:p text:style-name="P12"><text:span text:style-name="T27">Ά</text:span><text:span text:style-name="T11">σκηση 8)</text:span></text:p>
      <text:p text:style-name="P17"/>
      <text:p text:style-name="P12"><text:span text:style-name="T27">Ά</text:span><text:span text:style-name="T11">σκηση 9)</text:span></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0T14:24:37.273000000</meta:creation-date>
    <dc:date>2020-03-21T15:40:54.798000000</dc:date>
    <meta:editing-duration>PT2H35M22S</meta:editing-duration>
    <meta:editing-cycles>16</meta:editing-cycles>
    <meta:generator>LibreOffice/6.3.4.2$Windows_X86_64 LibreOffice_project/60da17e045e08f1793c57c00ba83cdfce946d0aa</meta:generator>
    <meta:document-statistic meta:table-count="0" meta:image-count="0" meta:object-count="0" meta:page-count="3" meta:paragraph-count="29" meta:word-count="510" meta:character-count="3204" meta:non-whitespace-character-count="2720"/>
  </office:meta>
</office:document-meta>
</file>